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002cm"/>
    </style:style>
    <style:style style:name="gr5" style:family="graphic" style:parent-style-name="standard">
      <style:graphic-properties draw:fill="solid" draw:fill-color="#ffffcc" draw:textarea-horizontal-align="center" draw:textarea-vertical-align="middle"/>
    </style:style>
    <style:style style:name="gr6" style:family="graphic" style:parent-style-name="standard">
      <style:graphic-properties draw:fill="solid" draw:fill-color="#ffd320" draw:textarea-horizontal-align="center" draw:textarea-vertical-align="middle"/>
    </style:style>
    <style:style style:name="gr7" style:family="graphic" style:parent-style-name="standard">
      <style:graphic-properties draw:fill="solid" draw:fill-color="#3deb3d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center" draw:textarea-vertical-align="middle"/>
    </style:style>
    <style:style style:name="gr9" style:family="graphic" style:parent-style-name="standard">
      <style:graphic-properties draw:stroke="dash" draw:stroke-dash="Fine_20_Dashed_20__28_var_29_" draw:marker-start="" draw:marker-start-width="0.3cm" draw:marker-end="Arrow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482cm"/>
    </style:style>
    <style:style style:name="gr11" style:family="graphic" style:parent-style-name="standard">
      <style:graphic-properties draw:stroke="none" svg:stroke-color="#000000" draw:fill="none" draw:fill-color="#ffffff" fo:min-height="0.779cm"/>
    </style:style>
    <style:style style:name="gr12" style:family="graphic" style:parent-style-name="objectwithoutfill">
      <style:graphic-properties draw:stroke="dash" draw:stroke-dash="Fine_20_Dashed_20__28_var_29_" draw:marker-end="Arrow" draw:fill="none" draw:textarea-horizontal-align="center" draw:textarea-vertical-align="middle"/>
    </style:style>
    <style:style style:name="gr13" style:family="graphic" style:parent-style-name="objectwithoutfill">
      <style:graphic-properties draw:stroke="dash" draw:stroke-dash="Fine_20_Dashed_20__28_var_29_" draw:marker-start="Arrow" draw:marker-end="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cm" svg:x="16.4cm" svg:y="1.918cm">
          <text:p text:style-name="P1"><text:span text:style-name="T1">Execu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17.398cm" svg:y1="0.092cm" svg:x2="17.4cm" svg:y2="1.918cm" draw:end-shape="id1" draw:end-glue-point="4" svg:d="M17398 92l2 1325v501">
          <text:p/>
        </draw:connector>
        <draw:connector draw:style-name="gr2" draw:text-style-name="P1" draw:layer="layout" draw:type="line" svg:x1="17.4cm" svg:y1="3.918cm" svg:x2="17.367cm" svg:y2="5.384cm" draw:start-shape="id1" draw:start-glue-point="8" svg:d="M17400 3918l-33 1466">
          <text:p/>
        </draw:connector>
        <draw:connector draw:style-name="gr2" draw:text-style-name="P1" draw:layer="layout" draw:type="line" svg:x1="18.4cm" svg:y1="2.918cm" svg:x2="20.381cm" svg:y2="2.93cm" draw:start-shape="id1" draw:start-glue-point="10" svg:d="M18400 2918l1981 12">
          <text:p/>
        </draw:connector>
        <draw:frame draw:style-name="gr3" draw:text-style-name="P3" draw:layer="layout" svg:width="1.5cm" svg:height="0.64cm" svg:x="17.607cm" svg:y="0.599cm">
          <draw:text-box>
            <text:p><text:span text:style-name="T1">call</text:span></text:p>
          </draw:text-box>
        </draw:frame>
        <draw:frame draw:style-name="gr4" draw:layer="layout" svg:width="0.502cm" svg:height="1.204cm" svg:x="15.059cm" svg:y="1.633cm">
          <draw:text-box>
            <text:p/>
          </draw:text-box>
        </draw:frame>
        <draw:frame draw:style-name="gr3" draw:text-style-name="P3" draw:layer="layout" svg:width="1.5cm" svg:height="0.64cm" svg:x="17.592cm" svg:y="4.414cm">
          <draw:text-box>
            <text:p><text:span text:style-name="T1">return</text:span></text:p>
          </draw:text-box>
        </draw:frame>
        <draw:frame draw:style-name="gr3" draw:text-style-name="P3" draw:layer="layout" svg:width="2.5cm" svg:height="0.64cm" svg:x="18.446cm" svg:y="2.197cm">
          <draw:text-box>
            <text:p><text:span text:style-name="T1">exception</text:span></text:p>
          </draw:text-box>
        </draw:frame>
        <draw:rect draw:style-name="gr5" draw:text-style-name="P2" draw:layer="layout" svg:width="1.5cm" svg:height="0.5cm" svg:x="3.858cm" svg:y="2.13cm">
          <text:p text:style-name="P1"><text:span text:style-name="T1">param1</text:span></text:p>
        </draw:rect>
        <draw:rect draw:style-name="gr5" draw:text-style-name="P2" draw:layer="layout" svg:width="1.5cm" svg:height="0.5cm" svg:x="3.913cm" svg:y="3.6cm">
          <text:p text:style-name="P1"><text:span text:style-name="T1">result1</text:span></text:p>
        </draw:rect>
        <draw:rect draw:style-name="gr6" draw:text-style-name="P2" draw:layer="layout" svg:width="2.5cm" svg:height="1.5cm" svg:x="10.511cm" svg:y="0.138cm">
          <text:p text:style-name="P1"><text:span text:style-name="T1">object1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1.011cm" svg:y="0.638cm">
          <text:p text:style-name="P1"><text:span text:style-name="T1">slot1</text:span></text:p>
        </draw:rect>
        <draw:ellipse draw:style-name="gr8" draw:text-style-name="P2" draw:layer="layout" svg:width="3.5cm" svg:height="1.313cm" svg:x="0.058cm" svg:y="2.443cm">
          <text:p text:style-name="P1"><text:span text:style-name="T1">Caller</text:span></text:p>
        </draw:ellipse>
        <draw:ellipse draw:style-name="gr8" draw:text-style-name="P2" draw:layer="layout" svg:width="3.5cm" svg:height="1.313cm" svg:x="5.554cm" svg:y="2.457cm">
          <text:p text:style-name="P1"><text:span text:style-name="T1">Function</text:span></text:p>
        </draw:ellipse>
        <draw:line draw:style-name="gr9" draw:text-style-name="P1" draw:layer="layout" svg:x1="5.341cm" svg:y1="2.407cm" svg:x2="10.542cm" svg:y2="0.417cm">
          <text:p/>
        </draw:line>
        <draw:rect draw:style-name="gr6" draw:text-style-name="P2" draw:layer="layout" svg:width="2.5cm" svg:height="1cm" svg:x="11.582cm" svg:y="2.751cm">
          <text:p text:style-name="P1"><text:span text:style-name="T1"/></text:p>
          <text:p text:style-name="P1"><text:span text:style-name="T1">object2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2.082cm" svg:y="3.251cm">
          <text:p text:style-name="P1"><text:span text:style-name="T1">slot3</text:span></text:p>
        </draw:rect>
        <draw:line draw:style-name="gr9" draw:text-style-name="P1" draw:layer="layout" svg:x1="12.353cm" svg:y1="0.885cm" svg:x2="13.074cm" svg:y2="2.723cm">
          <text:p/>
        </draw:line>
        <draw:rect draw:style-name="gr7" draw:text-style-name="P2" draw:layer="layout" svg:width="1.5cm" svg:height="0.5cm" svg:x="11.011cm" svg:y="1.138cm">
          <text:p text:style-name="P1"><text:span text:style-name="T1">slot2</text:span></text:p>
        </draw:rect>
        <draw:rect draw:style-name="gr6" draw:text-style-name="P2" draw:layer="layout" svg:width="2.5cm" svg:height="1cm" svg:x="9.534cm" svg:y="4.4cm">
          <text:p text:style-name="P1"><text:span text:style-name="T1"/></text:p>
          <text:p text:style-name="P1"><text:span text:style-name="T1">object3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0.034cm" svg:y="4.9cm">
          <text:p text:style-name="P1"><text:span text:style-name="T1">slot4</text:span></text:p>
        </draw:rect>
        <draw:line draw:style-name="gr9" draw:text-style-name="P1" draw:layer="layout" svg:x1="11.243cm" svg:y1="1.412cm" svg:x2="10.8cm" svg:y2="4.4cm">
          <text:p/>
        </draw:line>
        <draw:line draw:style-name="gr2" draw:text-style-name="P1" draw:layer="layout" svg:x1="8.235cm" svg:y1="3.65cm" svg:x2="10cm" svg:y2="4.9cm">
          <text:p/>
        </draw:line>
        <draw:line draw:style-name="gr2" draw:text-style-name="P1" draw:layer="layout" svg:x1="12.057cm" svg:y1="3.492cm" svg:x2="9.049cm" svg:y2="3.153cm">
          <text:p/>
        </draw:line>
        <draw:frame draw:style-name="gr3" draw:text-style-name="P3" draw:layer="layout" svg:width="1.5cm" svg:height="0.64cm" svg:x="9.448cm" svg:y="2.442cm">
          <draw:text-box>
            <text:p><text:span text:style-name="T1">get</text:span></text:p>
          </draw:text-box>
        </draw:frame>
        <draw:frame draw:style-name="gr3" draw:text-style-name="P3" draw:layer="layout" svg:width="1.5cm" svg:height="0.64cm" svg:x="7.8cm" svg:y="3.922cm">
          <draw:text-box>
            <text:p><text:span text:style-name="T1">set</text:span></text:p>
          </draw:text-box>
        </draw:frame>
        <draw:line draw:style-name="gr2" draw:text-style-name="P1" draw:layer="layout" svg:x1="3.056cm" svg:y1="2.655cm" svg:x2="6.087cm" svg:y2="2.678cm">
          <text:p/>
        </draw:line>
        <draw:line draw:style-name="gr2" draw:text-style-name="P1" draw:layer="layout" svg:x1="5.951cm" svg:y1="3.56cm" svg:x2="3.056cm" svg:y2="3.582cm">
          <text:p/>
        </draw:line>
      </draw:page>
      <draw:page draw:name="page2" draw:style-name="dp1" draw:master-page-name="Default">
        <draw:custom-shape draw:style-name="gr1" draw:text-style-name="P2" xml:id="id2" draw:id="id2" draw:layer="layout" svg:width="2cm" svg:height="2cm" svg:x="16.464cm" svg:y="1.834cm">
          <text:p text:style-name="P1"><text:span text:style-name="T1">Execut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s" svg:x1="18.183cm" svg:y1="0.2cm" svg:x2="18.171cm" svg:y2="2.127cm" draw:end-shape="id2" draw:end-glue-point="11" svg:d="M18183 200l-12 1133v794">
          <text:p/>
        </draw:connector>
        <draw:connector draw:style-name="gr2" draw:text-style-name="P1" draw:layer="layout" draw:type="line" svg:x1="16.757cm" svg:y1="3.541cm" svg:x2="16.714cm" svg:y2="5.243cm" draw:start-shape="id2" draw:start-glue-point="7" svg:d="M16757 3541l-43 1702">
          <text:p/>
        </draw:connector>
        <draw:connector draw:style-name="gr2" draw:text-style-name="P1" draw:layer="layout" draw:type="line" svg:x1="18.464cm" svg:y1="2.834cm" svg:x2="20.4cm" svg:y2="2.823cm" draw:start-shape="id2" draw:start-glue-point="10" svg:d="M18464 2834l1936-11">
          <text:p/>
        </draw:connector>
        <draw:frame draw:style-name="gr3" draw:text-style-name="P3" draw:layer="layout" svg:width="1.78cm" svg:height="0.64cm" svg:x="18.244cm" svg:y="0.463cm">
          <draw:text-box>
            <text:p><text:span text:style-name="T1">invoke</text:span></text:p>
          </draw:text-box>
        </draw:frame>
        <draw:frame draw:style-name="gr10" draw:text-style-name="P3" draw:layer="layout" svg:width="1.899cm" svg:height="0.732cm" svg:x="18.324cm" svg:y="4.271cm">
          <draw:text-box>
            <text:p><text:span text:style-name="T1">success</text:span></text:p>
          </draw:text-box>
        </draw:frame>
        <draw:frame draw:style-name="gr3" draw:text-style-name="P3" draw:layer="layout" svg:width="2.5cm" svg:height="0.64cm" svg:x="18.5cm" svg:y="2.26cm">
          <draw:text-box>
            <text:p><text:span text:style-name="T1">exception</text:span></text:p>
          </draw:text-box>
        </draw:frame>
        <draw:connector draw:style-name="gr2" draw:text-style-name="P1" draw:layer="layout" draw:type="line" svg:x1="18.178cm" svg:y1="3.517cm" svg:x2="18.161cm" svg:y2="5.243cm" svg:d="M18178 3517l-17 1726">
          <text:p/>
        </draw:connector>
        <draw:frame draw:style-name="gr10" draw:text-style-name="P3" draw:layer="layout" svg:width="1.899cm" svg:height="0.732cm" svg:x="15.224cm" svg:y="4.271cm">
          <draw:text-box>
            <text:p><text:span text:style-name="T1">failure</text:span></text:p>
          </draw:text-box>
        </draw:frame>
        <draw:connector draw:style-name="gr2" draw:text-style-name="P2" draw:layer="layout" draw:type="lines" svg:x1="16.804cm" svg:y1="0.313cm" svg:x2="16.763cm" svg:y2="2.15cm" svg:d="M16804 313l-41 1837">
          <text:p/>
        </draw:connector>
        <draw:frame draw:style-name="gr11" draw:text-style-name="P3" draw:layer="layout" svg:width="2.21cm" svg:height="1.029cm" svg:x="15.024cm" svg:y="0.603cm">
          <draw:text-box>
            <text:p><text:span text:style-name="T1">re-invoke</text:span></text:p>
          </draw:text-box>
        </draw:frame>
        <draw:connector draw:style-name="gr2" draw:text-style-name="P1" draw:layer="layout" draw:type="line" svg:x1="16.464cm" svg:y1="2.834cm" svg:x2="14.475cm" svg:y2="2.811cm" draw:start-shape="id2" draw:start-glue-point="6" svg:d="M16464 2834l-1989-23">
          <text:p/>
        </draw:connector>
        <draw:frame draw:style-name="gr3" draw:text-style-name="P3" draw:layer="layout" svg:width="2.5cm" svg:height="0.64cm" svg:x="14.665cm" svg:y="2.023cm">
          <draw:text-box>
            <text:p><text:span text:style-name="T1">not-ready</text:span></text:p>
          </draw:text-box>
        </draw:frame>
        <draw:line draw:style-name="gr12" draw:text-style-name="P1" draw:layer="layout" svg:x1="14.452cm" svg:y1="2.801cm" svg:x2="14.452cm" svg:y2="0.313cm">
          <text:p/>
        </draw:line>
        <draw:line draw:style-name="gr13" draw:text-style-name="P1" draw:layer="layout" svg:x1="16.824cm" svg:y1="0.303cm" svg:x2="14.452cm" svg:y2="0.313cm">
          <text:p/>
        </draw:line>
        <draw:rect draw:style-name="gr6" draw:text-style-name="P2" draw:layer="layout" svg:width="2.5cm" svg:height="1.5cm" svg:x="8.976cm" svg:y="0.06cm">
          <text:p text:style-name="P1"><text:span text:style-name="T1">object1</text:span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9.476cm" svg:y="0.56cm">
          <text:p text:style-name="P1"><text:span text:style-name="T1">slot1</text:span></text:p>
        </draw:rect>
        <draw:ellipse draw:style-name="gr8" draw:text-style-name="P2" draw:layer="layout" svg:width="3.5cm" svg:height="1.313cm" svg:x="4.019cm" svg:y="2.379cm">
          <text:p text:style-name="P1"><text:span text:style-name="T1">Mapping</text:span></text:p>
        </draw:ellipse>
        <draw:line draw:style-name="gr9" draw:text-style-name="P1" draw:layer="layout" svg:x1="2.047cm" svg:y1="1.46cm" svg:x2="9.007cm" svg:y2="0.339cm">
          <text:p/>
        </draw:line>
        <draw:rect draw:style-name="gr6" draw:text-style-name="P2" draw:layer="layout" svg:width="2.5cm" svg:height="1cm" svg:x="10.047cm" svg:y="2.673cm">
          <text:p text:style-name="P1"><text:span text:style-name="T1"/></text:p>
          <text:p text:style-name="P1"><text:span text:style-name="T1">object2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10.547cm" svg:y="3.173cm">
          <text:p text:style-name="P1"><text:span text:style-name="T1">slot3</text:span></text:p>
        </draw:rect>
        <draw:line draw:style-name="gr9" draw:text-style-name="P1" draw:layer="layout" svg:x1="10.818cm" svg:y1="0.807cm" svg:x2="11.539cm" svg:y2="2.645cm">
          <text:p/>
        </draw:line>
        <draw:rect draw:style-name="gr7" draw:text-style-name="P2" draw:layer="layout" svg:width="1.5cm" svg:height="0.5cm" svg:x="9.476cm" svg:y="1.06cm">
          <text:p text:style-name="P1"><text:span text:style-name="T1">slot2</text:span></text:p>
        </draw:rect>
        <draw:rect draw:style-name="gr6" draw:text-style-name="P2" draw:layer="layout" svg:width="2.5cm" svg:height="1cm" svg:x="8cm" svg:y="4.4cm">
          <text:p text:style-name="P1"><text:span text:style-name="T1"/></text:p>
          <text:p text:style-name="P1"><text:span text:style-name="T1">object3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8.5cm" svg:y="4.9cm">
          <text:p text:style-name="P1"><text:span text:style-name="T1">slot4</text:span></text:p>
        </draw:rect>
        <draw:line draw:style-name="gr9" draw:text-style-name="P1" draw:layer="layout" svg:x1="9.708cm" svg:y1="1.334cm" svg:x2="9.233cm" svg:y2="4.454cm">
          <text:p/>
        </draw:line>
        <draw:line draw:style-name="gr2" draw:text-style-name="P1" draw:layer="layout" svg:x1="6.7cm" svg:y1="3.572cm" svg:x2="8.5cm" svg:y2="4.9cm">
          <text:p/>
        </draw:line>
        <draw:line draw:style-name="gr2" draw:text-style-name="P1" draw:layer="layout" svg:x1="10.522cm" svg:y1="3.414cm" svg:x2="7.514cm" svg:y2="3.075cm">
          <text:p/>
        </draw:line>
        <draw:frame draw:style-name="gr3" draw:text-style-name="P3" draw:layer="layout" svg:width="1.5cm" svg:height="0.64cm" svg:x="7.913cm" svg:y="2.364cm">
          <draw:text-box>
            <text:p><text:span text:style-name="T1">get</text:span></text:p>
          </draw:text-box>
        </draw:frame>
        <draw:frame draw:style-name="gr3" draw:text-style-name="P3" draw:layer="layout" svg:width="1.5cm" svg:height="0.64cm" svg:x="6.285cm" svg:y="4.016cm">
          <draw:text-box>
            <text:p><text:span text:style-name="T1">set</text:span></text:p>
          </draw:text-box>
        </draw:frame>
        <draw:line draw:style-name="gr2" draw:text-style-name="P1" draw:layer="layout" svg:x1="2.547cm" svg:y1="1.66cm" svg:x2="4.552cm" svg:y2="2.6cm">
          <text:p/>
        </draw:line>
        <draw:line draw:style-name="gr2" draw:text-style-name="P1" draw:layer="layout" svg:x1="4.416cm" svg:y1="3.482cm" svg:x2="2.247cm" svg:y2="4.36cm">
          <text:p/>
        </draw:line>
        <draw:rect draw:style-name="gr6" draw:text-style-name="P2" draw:layer="layout" svg:width="2.5cm" svg:height="1cm" svg:x="0.047cm" svg:y="0.76cm">
          <text:p text:style-name="P1"><text:span text:style-name="T1"/></text:p>
          <text:p text:style-name="P1"><text:span text:style-name="T1">object0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0.547cm" svg:y="1.26cm">
          <text:p text:style-name="P1"><text:span text:style-name="T1">slot0</text:span></text:p>
        </draw:rect>
        <draw:rect draw:style-name="gr6" draw:text-style-name="P2" draw:layer="layout" svg:width="2.5cm" svg:height="1cm" svg:x="0.047cm" svg:y="4.36cm">
          <text:p text:style-name="P1"><text:span text:style-name="T1"/></text:p>
          <text:p text:style-name="P1"><text:span text:style-name="T1">object4</text:span></text:p>
          <text:p text:style-name="P1"><text:span text:style-name="T1"/></text:p>
          <text:p text:style-name="P1"><text:span text:style-name="T1"/></text:p>
        </draw:rect>
        <draw:rect draw:style-name="gr7" draw:text-style-name="P2" draw:layer="layout" svg:width="1.5cm" svg:height="0.5cm" svg:x="0.547cm" svg:y="4.86cm">
          <text:p text:style-name="P1"><text:span text:style-name="T1">slot5</text:span></text:p>
        </draw:rect>
        <draw:line draw:style-name="gr2" draw:text-style-name="P1" draw:layer="layout" svg:x1="4.847cm" svg:y1="3.582cm" svg:x2="2.047cm" svg:y2="5.0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5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47M38S</meta:editing-duration>
    <meta:editing-cycles>4</meta:editing-cycles>
    <meta:generator>OpenOffice/4.1.2$Win32 OpenOffice.org_project/412m3$Build-9782</meta:generator>
    <dc:date>2017-02-07T10:58:10.91</dc:date>
    <dc:creator>Edward Willink</dc:creator>
    <meta:document-statistic meta:object-count="65"/>
  </office:meta>
</office:document-meta>
</file>